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Neue" svg:font-family="'Helvetica Neue', Helvetica, '\\30D2ラギノ角ゴPro W3', 'Hiragino Kaku Gothic Pro', \\30E1イリオ, Meiryo, 'ＭＳ  Ｐゴシック', arial, sans-serif"/>
    <style:font-face style:name="Arial1" svg:font-family="Arial" style:font-family-generic="swiss"/>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Source Code Pro"/>
    </style:style>
    <style:style style:name="P2" style:family="paragraph" style:parent-style-name="Text_20_body">
      <style:text-properties style:font-name="Source Code Pro" officeooo:rsid="00132796" officeooo:paragraph-rsid="00132796"/>
    </style:style>
    <style:style style:name="P3"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414549" fo:letter-spacing="normal" officeooo:paragraph-rsid="0004789d"/>
    </style:style>
    <style:style style:name="P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414549" style:font-name="Helvetica Neue" fo:font-size="12pt" fo:letter-spacing="normal" fo:font-style="normal" fo:font-weight="normal"/>
    </style:style>
    <style:style style:name="P5"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414549" style:font-name="Source Code Pro" fo:letter-spacing="normal" officeooo:rsid="0004789d" officeooo:paragraph-rsid="0004789d"/>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14549" style:font-name="Source Code Pro" fo:letter-spacing="normal" officeooo:rsid="0004789d" officeooo:paragraph-rsid="0004789d"/>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14549" style:font-name="Source Code Pro" fo:letter-spacing="normal" officeooo:rsid="000ef983" officeooo:paragraph-rsid="000ef983"/>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14549" style:font-name="Source Code Pro" fo:letter-spacing="normal" officeooo:rsid="00053ca8" officeooo:paragraph-rsid="00053ca8"/>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14549" style:font-name="Source Code Pro" fo:letter-spacing="normal" officeooo:rsid="0005c696" officeooo:paragraph-rsid="0005c696"/>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14549" style:font-name="Source Code Pro" fo:letter-spacing="normal" officeooo:rsid="00091390" officeooo:paragraph-rsid="00091390"/>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14549" style:font-name="Source Code Pro" fo:letter-spacing="normal" officeooo:rsid="000cfe67" officeooo:paragraph-rsid="000cfe67"/>
    </style:style>
    <style:style style:name="P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14549" style:font-name="Source Code Pro" fo:letter-spacing="normal" officeooo:rsid="000a31fa" officeooo:paragraph-rsid="000a31fa"/>
    </style:style>
    <style:style style:name="P1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14549" style:font-name="Source Code Pro" fo:letter-spacing="normal" officeooo:rsid="000c051a" officeooo:paragraph-rsid="0005c696"/>
    </style:style>
    <style:style style:name="P1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14549" style:font-name="Source Code Pro" fo:letter-spacing="normal" officeooo:rsid="000e2902" officeooo:paragraph-rsid="000e2902"/>
    </style:style>
    <style:style style:name="P1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14549" style:font-name="Source Code Pro" fo:letter-spacing="normal" officeooo:rsid="00068ba9" officeooo:paragraph-rsid="0005c696"/>
    </style:style>
    <style:style style:name="P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04789d"/>
    </style:style>
    <style:style style:name="P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053ca8"/>
    </style:style>
    <style:style style:name="P1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05c696" officeooo:paragraph-rsid="0005c696"/>
    </style:style>
    <style:style style:name="P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091390" officeooo:paragraph-rsid="00091390"/>
    </style:style>
    <style:style style:name="P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0a31fa" officeooo:paragraph-rsid="000a31fa"/>
    </style:style>
    <style:style style:name="P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0c051a" officeooo:paragraph-rsid="000c051a"/>
    </style:style>
    <style:style style:name="P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0e2902" officeooo:paragraph-rsid="000e2902"/>
    </style:style>
    <style:style style:name="P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Source Code Pro" officeooo:paragraph-rsid="000ef983"/>
    </style:style>
    <style:style style:name="P24" style:family="paragraph" style:parent-style-name="Standard">
      <style:text-properties style:font-name="Source Code Pro"/>
    </style:style>
    <style:style style:name="P25" style:family="paragraph" style:parent-style-name="Standard">
      <style:text-properties style:font-name="Source Code Pro"/>
    </style:style>
    <style:style style:name="P26" style:family="paragraph" style:parent-style-name="Standard">
      <style:text-properties style:font-name="Source Code Pro" officeooo:rsid="0014bdb5" officeooo:paragraph-rsid="0014bdb5"/>
    </style:style>
    <style:style style:name="P27" style:family="paragraph" style:parent-style-name="Standard">
      <style:text-properties style:font-name="Source Code Pro" officeooo:rsid="00158a75" officeooo:paragraph-rsid="00158a75"/>
    </style:style>
    <style:style style:name="P28" style:family="paragraph" style:parent-style-name="Standard">
      <style:text-properties style:font-name="Source Code Pro" officeooo:rsid="0015a1d2" officeooo:paragraph-rsid="0015a1d2"/>
    </style:style>
    <style:style style:name="P29" style:family="paragraph" style:parent-style-name="Standard">
      <style:text-properties style:font-name="Source Code Pro" officeooo:rsid="0015daf6" officeooo:paragraph-rsid="0015daf6"/>
    </style:style>
    <style:style style:name="P30" style:family="paragraph" style:parent-style-name="Standard">
      <style:text-properties style:font-name="Source Code Pro" officeooo:rsid="001606e7" officeooo:paragraph-rsid="001606e7"/>
    </style:style>
    <style:style style:name="P31" style:family="paragraph" style:parent-style-name="Standard">
      <style:text-properties style:font-name="Source Code Pro" officeooo:rsid="00173269" officeooo:paragraph-rsid="00173269"/>
    </style:style>
    <style:style style:name="T1" style:family="text">
      <style:text-properties fo:font-variant="normal" fo:text-transform="none" fo:color="#414549" style:font-name="Source Code Pro" fo:letter-spacing="normal"/>
    </style:style>
    <style:style style:name="T2" style:family="text">
      <style:text-properties fo:font-variant="normal" fo:text-transform="none" fo:color="#414549" style:font-name="Source Code Pro" fo:letter-spacing="normal" officeooo:rsid="0004789d"/>
    </style:style>
    <style:style style:name="T3" style:family="text">
      <style:text-properties fo:font-variant="normal" fo:text-transform="none" fo:color="#414549" style:font-name="Source Code Pro" fo:letter-spacing="normal" officeooo:rsid="00053ca8"/>
    </style:style>
    <style:style style:name="T4" style:family="text">
      <style:text-properties fo:font-variant="normal" fo:text-transform="none" fo:color="#414549" style:font-name="Source Code Pro" fo:letter-spacing="normal" officeooo:rsid="0005c696"/>
    </style:style>
    <style:style style:name="T5" style:family="text">
      <style:text-properties fo:font-variant="normal" fo:text-transform="none" fo:color="#414549" style:font-name="Source Code Pro" fo:letter-spacing="normal" officeooo:rsid="00068ba9"/>
    </style:style>
    <style:style style:name="T6" style:family="text">
      <style:text-properties fo:font-variant="normal" fo:text-transform="none" fo:color="#414549" style:font-name="Source Code Pro" fo:letter-spacing="normal" officeooo:rsid="00091390"/>
    </style:style>
    <style:style style:name="T7" style:family="text">
      <style:text-properties fo:font-variant="normal" fo:text-transform="none" fo:color="#414549" style:font-name="Source Code Pro" fo:letter-spacing="normal" officeooo:rsid="0009db45"/>
    </style:style>
    <style:style style:name="T8" style:family="text">
      <style:text-properties fo:font-variant="normal" fo:text-transform="none" fo:color="#414549" style:font-name="Source Code Pro" fo:letter-spacing="normal" officeooo:rsid="000a385a"/>
    </style:style>
    <style:style style:name="T9" style:family="text">
      <style:text-properties fo:font-variant="normal" fo:text-transform="none" fo:color="#414549" style:font-name="Source Code Pro" fo:letter-spacing="normal" officeooo:rsid="000c051a"/>
    </style:style>
    <style:style style:name="T10" style:family="text">
      <style:text-properties fo:font-variant="normal" fo:text-transform="none" fo:color="#414549" style:font-name="Source Code Pro" fo:letter-spacing="normal" officeooo:rsid="000cfe67"/>
    </style:style>
    <style:style style:name="T11" style:family="text">
      <style:text-properties fo:font-variant="normal" fo:text-transform="none" fo:color="#414549" style:font-name="Source Code Pro" fo:letter-spacing="normal" officeooo:rsid="000e2902"/>
    </style:style>
    <style:style style:name="T12" style:family="text">
      <style:text-properties fo:font-variant="normal" fo:text-transform="none" fo:color="#414549" style:font-name="Source Code Pro" fo:letter-spacing="normal" officeooo:rsid="000eece7"/>
    </style:style>
    <style:style style:name="T13" style:family="text">
      <style:text-properties officeooo:rsid="00053ca8"/>
    </style:style>
    <style:style style:name="T14" style:family="text">
      <style:text-properties officeooo:rsid="001067a0"/>
    </style:style>
    <style:style style:name="T15" style:family="text">
      <style:text-properties style:font-name="Source Code Pro"/>
    </style:style>
    <style:style style:name="T16" style:family="text">
      <style:text-properties style:text-line-through-style="none" style:text-line-through-type="none"/>
    </style:style>
    <style:style style:name="T17" style:family="text">
      <style:text-properties style:text-line-through-style="none" style:text-line-through-type="none" officeooo:rsid="001732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line-break/>┌╌╌╌╌╌╌╌╌╌╌╌╌╌╌╌╌╌┐</text:p>
      <text:p text:style-name="P5">CompTia Security+</text:p>
      <text:p text:style-name="P3">└╌╌╌╌╌╌╌╌╌╌╌╌╌╌╌╌╌┘</text:p>
      <text:p text:style-name="P3"/>
      <text:p text:style-name="P6">Confidentiality**** Confidentiality prevents unauthorized data access. There are several ways to ensure this. <text:span text:style-name="T13">CONFIDENTIALITY tries to ensure that data is only viewable by authorized users.</text:span></text:p>
      <text:p text:style-name="P16"><text:span text:style-name="T2"><text:tab/></text:span><text:span text:style-name="T3">##</text:span><text:span text:style-name="T2">E</text:span><text:span text:style-name="T4">NCRYPTION</text:span><text:span text:style-name="T2">## Encrypted data makes it very difficult to read without the decryption key.</text:span></text:p>
      <text:p text:style-name="P17"><text:span text:style-name="T2"><text:tab/></text:span><text:span text:style-name="T3">##</text:span><text:span text:style-name="T4">ACCESS CONTROLS</text:span><text:span text:style-name="T3">## Identification, authentication, and authorization are access controls that help ensure only authorized people can access data. An example of AUTHENTICATION is a password to your account, only you know it. AUTHORIZATION, you can give or restrict access to data by using this. Set things like permissions on your server or different access levels to files/folders. IDENTIFICATION is, for example,having a unique username that you use to log in with.</text:span></text:p>
      <text:p text:style-name="P8"><text:tab/>STEGANOGRAPHY and OBFUSCATION## A third method you can use for confidentiality. OBFUSCATION methods attempt to make it unclear or difficult to understand the data you are looking at. In IT it is called “Security Through Obscurity”. An example is hiding a hidden message in a photo by modifying a few bits of the photo source file. The photo looks normal, but if you know how you can retrieve the secret message. <text:s/></text:p>
      <text:p text:style-name="P8"/>
      <text:p text:style-name="P18"><text:span text:style-name="T3">A</text:span><text:span text:style-name="T1">nother USE CASE:</text:span></text:p>
      <text:p text:style-name="P9">PROVIDE INTEGRITY**** Integrity provides assurances that data has not changed. This includes insuring that no one has modified, tampered with, or corrupted the data. This can happen from malicious software (malware), unauthorized users. or unintended changes. When any of these happens, the data has lost integrity.</text:p>
      <text:p text:style-name="P18"><text:span text:style-name="T1"><text:tab/>HASHING## </text:span><text:span text:style-name="T5">You can use hashing techniques to enforce integrity. MESSAGE DIGEST 5 (MD5), SECURE HASH ALGORITHM (SHA), and HASH-BASED MESSAGE AUTHENTICATION CODE (HMAC). Lots more in Chapter 10. Briefly, a HASH is simply a number created by executing a hashing algorithm against data (such as a file or message). When you run a HASH algorithm it creates a HASH number of the file/message at that particular time. Now later if the data changes, you can tell by </text:span><text:soft-page-break/><text:span text:style-name="T5">running your HASH algorithm again. If the number it provides is different, you know the data has changed. So you can send someone a message, and the HASH of it. When the person gets the message they can run the HASH algorithm again and see if the message has been modified. </text:span><text:span text:style-name="T6">You can see if a file has been modified by comparing hash keys, but you can’t tell what parts were modified.</text:span></text:p>
      <text:p text:style-name="P10">INTEGRITY provides assurance that data has not been modified, tampered with, or corrupted.</text:p>
      <text:p text:style-name="P10">HASHING is a way of verifying integrity.</text:p>
      <text:p text:style-name="P19"><text:span text:style-name="T7">OTHER</text:span><text:span text:style-name="T1"> ways of verifying integrity include DIGITAL SIGNATURES, CERTIFICATES, and NON-REPUDIATION. More in this in Chapter 10. Digital signatures are often used with emails, you can’t modify them without the digital signature. So if it arrives with a digital signature the email has problem not been modified. Digital signatures require the use of certificates and PUBLIC KEY INFRASTRUCTURE (PKI).</text:span></text:p>
      <text:p text:style-name="P11">NON-REPUDIATION^^^ Provides proof, other party can’t deny sending the <text:s/>email if it has a digital signature. Another example of non-repudiation is system audit logs that provide who/what/when/where records. The person who logged in a deleted a file is tracked, and can’t reasonably deny it was them.</text:p>
      <text:p text:style-name="P10">*********************************************************************</text:p>
      <text:p text:style-name="P10"/>
      <text:p text:style-name="P12">AVAILABILITY^^^^^^^^</text:p>
      <text:p text:style-name="P12">Means that data and services are available when needed. Sometimes this is just 0 – 5. Other times something might be needed 24/7/365 and have redundancy and fault-tolerant systems in place </text:p>
      <text:p text:style-name="P12"><text:tab/>REDUNDANCY and FAULT TOLERANCE###</text:p>
      <text:p text:style-name="P20"><text:span text:style-name="T1">REDUNDANCY adds duplication to critical systems and provides fault tolerance. If a critical component has a fault, the duplication provided by the redundancy allows the service to continue without interruption. A common goal of fault tolerance and redundancy is to remove each single point of failure (SPOF). </text:span><text:span text:style-name="T8">If a SPOF fails, the entire system can fail. An example is a server with only a single hard drive. IF that fails the server goes down. Chapter 9 has more.</text:span></text:p>
      <text:p text:style-name="P20"><text:span text:style-name="T8"><text:tab/>DISK REDUNDANCIES### Fault-tolerant disks, RAID-5 (mirroring), RAID-1 (Stripping with parity). </text:span><text:span text:style-name="T9">RAID-10(Striping with a mirror) allow a system to continue to operate even if a disk fails.</text:span></text:p>
      <text:p text:style-name="P20"><text:span text:style-name="T9"><text:tab/>SERVER REDUNDANCIES### Failover clusters include redundant servers and ensure a service will continue to operate even if a </text:span><text:soft-page-break/><text:span text:style-name="T9">server fails. In a failover cluster, the service will switch from the failed server to an operational server in the same cluster. Virtualization can also increase availability of servers by reducing unplanned downtime. More on virtualization later.</text:span></text:p>
      <text:p text:style-name="P10"/>
      <text:p text:style-name="P18"><text:span text:style-name="T5"><text:tab/></text:span><text:span text:style-name="T9">LOAD BALANCING### Load balancing uses multiple servers to support a single service, such as a high volume website. It can increase the availability of web sites and web applications.</text:span></text:p>
      <text:p text:style-name="P13"><text:tab/>BACKUPS### If important data is backed up, the original data can be restored. Data can be lost due to corruption, deletion, application errors, human errors.</text:p>
      <text:p text:style-name="P13"><text:tab/>ALTERNATE POWER### Uninterruptible Power Supplies (UPSs) and power generators can provide power to key systems even when the commercial power fails.</text:p>
      <text:p text:style-name="P13"><text:tab/>COOLING SYSTEMS### Heating, Ventilation, Air Conditioning (HVAC) improve system availability by reducing outages from overheating.</text:p>
      <text:p text:style-name="P21"><text:span text:style-name="T1">AVAILABILITY^^^^ </text:span><text:span text:style-name="T10">Ensures that system are operational when needed and often address single points of failure (SPOFs). You can increase availability by adding fault </text:span><text:span text:style-name="T11">tolerant and redundancies, such as RAID, failover clusters, backups, generators. HVAC system also increase availability.</text:span></text:p>
      <text:p text:style-name="P14"><text:tab/>PATCHING### Another method of ensuring systems stay availability is with matching. Software bugs can cause system outages, security issues, random crashes. When a software vendor discovers a bug, they develop code to patch it and release the code that patches (resolves) these problems. Organizations often use Patch Management programs to ensure there software is up to date with all the latest patches. More in Chapter 5.</text:p>
      <text:p text:style-name="P14"/>
      <text:p text:style-name="P14">Resource Vs Security Constraints^^^^</text:p>
      <text:p text:style-name="P22"><text:span text:style-name="T1">Corporations frequently need to balance resource availability with security constraints. For example, if encryption helps maintain confidentiality of data, why not encrypt all data? The reason is that encryption uses resources. </text:span><text:span text:style-name="T12">Encryption increases file size, often by around 40%. So a your organization would need 40% more storage space to encrypt all data?</text:span></text:p>
      <text:p text:style-name="P15"><text:tab/></text:p>
      <text:p text:style-name="P15"/>
      <text:p text:style-name="P9"><text:tab/></text:p>
      <text:p text:style-name="P7"><text:soft-page-break/>BASIC RISK CONCEPTS&amp;&amp;&amp;&amp;&amp;&amp;&amp;&amp;&amp;</text:p>
      <text:p text:style-name="P7"><text:tab/>RISK### Is the possibility or likelihood of a threat exploiting a vulnerability resulting in a loss. </text:p>
      <text:p text:style-name="P7"><text:s text:c="12"/>THREAT### A threat is any circumstance or event that has the potential to compromise confidentiality, integrity, or availability.</text:p>
      <text:p text:style-name="P7"><text:tab/>VULNERABILITY### A vulnerability is a weakness. It can be in the hardware, software, the configuration, or even the user operating the system.</text:p>
      <text:p text:style-name="P7"><text:tab/>SECURITY INCIDENT### Someone exploiting a vulnerability can result in a security incident. A security incident is an adverse event or series of events that can negatively effect the confidentiality, <text:span text:style-name="T14">integrity, or availability of an organizations IT systems and Data. This includes unintentional attacks, malicious software (malware), and accidental data loss. </text:span></text:p>
      <text:p text:style-name="P23"/>
      <text:p text:style-name="P2">Administrative Controls######</text:p>
      <text:p text:style-name="P2"/>
      <text:p text:style-name="P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pan text:style-name="T15"><text:tab/><text:tab/><text:tab/><text:tab/><text:tab/>ipconfig.<text:tab/>Entered<text:tab/>by<text:tab/>itself,<text:tab/>the<text:tab/>command<text:tab/>provides<text:tab/>basic information<text:tab/>about<text:tab/>the<text:tab/>NIC,<text:tab/>such<text:tab/>as<text:tab/>the<text:tab/>IP<text:tab/>address,<text:tab/>subnet<text:tab/>mask,<text:tab/>and default<text:tab/>gateway. •<text:tab/><text:tab/><text:tab/><text:tab/><text:tab/>ipconfig<text:tab/>/all.<text:tab/>This</text:span><text:soft-page-break/><text:span text:style-name="T15"><text:tab/>command<text:tab/>shows<text:tab/>a<text:tab/>comprehensive<text:tab/>listing<text:tab/>of TCP/IP<text:tab/>configuration<text:tab/>information<text:tab/>for<text:tab/>each<text:tab/>NIC.<text:tab/>It<text:tab/>includes<text:tab/>the<text:tab/>media access<text:tab/>control<text:tab/>(MAC)<text:tab/>address,<text:tab/>the<text:tab/>address<text:tab/>of<text:tab/>assigned<text:tab/>DNS<text:tab/>servers, and<text:tab/>the<text:tab/>address<text:tab/>of<text:tab/>a<text:tab/>Dynamic<text:tab/>Host<text:tab/>Configuration<text:tab/>Protocol<text:tab/>(DHCP) server<text:tab/>if<text:tab/>the<text:tab/>system<text:tab/>is<text:tab/>a<text:tab/>DHCP<text:tab/>client.<text:tab/>You<text:tab/>can<text:tab/>use<text:tab/>ifconfig<text:tab/>-a<text:tab/>on<text:tab/>Linux systems. •<text:tab/><text:tab/><text:tab/><text:tab/><text:tab/>ipconfig<text:tab/>/displaydns.<text:tab/>Each<text:tab/>time<text:tab/>a<text:tab/>system<text:tab/>queries<text:tab/>DNS<text:tab/>to<text:tab/>resolve a<text:tab/>host<text:tab/>name<text:tab/>to<text:tab/>an<text:tab/>IP<text:tab/>address,<text:tab/>it<text:tab/>stores<text:tab/>the<text:tab/>result<text:tab/>in<text:tab/>the<text:tab/>DNS<text:tab/>cache<text:tab/>and this<text:tab/>command<text:tab/>shows<text:tab/>the<text:tab/>contents<text:tab/>of<text:tab/>the<text:tab/>DNS<text:tab/>cache.<text:tab/>It<text:tab/>also<text:tab/>shows<text:tab/>any host<text:tab/>name<text:tab/>to<text:tab/>IP<text:tab/>address<text:tab/>mappings<text:tab/>included<text:tab/>in<text:tab/>the<text:tab/>hosts<text:tab/>file. •<text:tab/><text:tab/><text:tab/><text:tab/><text:tab/>ipconfig<text:tab/>/flushdns.<text:tab/>You<text:tab/>can<text:tab/>erase<text:tab/>the<text:tab/>contents<text:tab/>of<text:tab/>the<text:tab/>DNS<text:tab/>cache with<text:tab/>this<text:tab/>command.<text:tab/>Use<text:tab/>this<text:tab/>when<text:tab/>the<text:tab/>cache<text:tab/>has<text:tab/>incorrect information<text:tab/>and<text:tab/>you<text:tab/>want<text:tab/>to<text:tab/>ensure<text:tab/>that<text:tab/>DNS<text:tab/>is<text:tab/>queried<text:tab/>for<text:tab/>up-todate<text:tab/>information. The<text:tab/>following<text:tab/>commands<text:tab/>are<text:tab/>unique<text:tab/>to<text:tab/>Linux<text:tab/>systems: •<text:tab/><text:tab/><text:tab/><text:tab/><text:tab/>ifconfig<text:tab/>eth0.<text:tab/>This<text:tab/>command<text:tab/>shows<text:tab/>the<text:tab/>configuration<text:tab/>of<text:tab/>the<text:tab/>first Ethernet<text:tab/>interface<text:tab/>(NIC)<text:tab/>on<text:tab/>a<text:tab/>Linux<text:tab/>system.<text:tab/>If<text:tab/>the<text:tab/>system<text:tab/>has<text:tab/>multiple</text:span></text:p>
      <text:p text:style-name="P24">NICs,<text:tab/>you<text:tab/>can<text:tab/>use<text:tab/>eth1,<text:tab/>eth2,<text:tab/>and<text:tab/>so<text:tab/>on.<text:tab/>You<text:tab/>can<text:tab/>also<text:tab/>use<text:tab/>wlan0<text:tab/>to view<text:tab/>information<text:tab/>on<text:tab/>the<text:tab/>first<text:tab/>wireless<text:tab/>interface. •<text:tab/><text:tab/><text:tab/><text:tab/><text:tab/>ifconfig<text:tab/>eth0<text:tab/>promisc.<text:tab/>This<text:tab/>command<text:tab/>enables<text:tab/>promiscuous<text:tab/>mode on<text:tab/>the<text:tab/>first<text:tab/>Ethernet<text:tab/>interface.<text:tab/>Promiscuous<text:tab/>mode<text:tab/>allows<text:tab/>a<text:tab/>NIC<text:tab/>to process<text:tab/>all<text:tab/>traffic<text:tab/>it<text:tab/>receives.<text:tab/>Normally,<text:tab/>a<text:tab/>NIC<text:tab/>is<text:tab/>in<text:tab/>non-promiscuous mode<text:tab/>and<text:tab/>it<text:tab/>ignores<text:tab/>all<text:tab/>packets<text:tab/>not<text:tab/>addressed<text:tab/>to<text:tab/>it.<text:tab/>You<text:tab/>can<text:tab/>disable promiscuous<text:tab/>mode<text:tab/>with<text:tab/>this<text:tab/>command:<text:tab/>ifconfig<text:tab/>eth0<text:tab/>-promisc. •<text:tab/><text:tab/><text:tab/><text:tab/><text:tab/>ifconfig<text:tab/>eth0<text:tab/>allmulti.<text:tab/>This<text:tab/>command<text:tab/>enables<text:tab/>multicast<text:tab/>mode<text:tab/>on the<text:tab/>NIC.<text:tab/>This<text:tab/>allows<text:tab/>the<text:tab/>NIC<text:tab/>to<text:tab/>process<text:tab/>all<text:tab/>multicast<text:tab/>traffic<text:tab/>received by<text:tab/>the<text:tab/>NIC.<text:tab/>Normally,<text:tab/>a<text:tab/>NIC<text:tab/>will<text:tab/>only<text:tab/>process<text:tab/>multicast<text:tab/>traffic<text:tab/>for multicast<text:tab/>groups<text:tab/>that<text:tab/>it<text:tab/>has<text:tab/>joined.<text:tab/>You<text:tab/>can<text:tab/>disable<text:tab/>multicast<text:tab/>mode with<text:tab/>this<text:tab/>command:<text:tab/>ifconfig<text:tab/>eth0<text:tab/>-allmulti. Normally,<text:tab/>a<text:tab/>NIC<text:tab/>uses<text:tab/>non-promiscuous<text:tab/>mode<text:tab/>and<text:tab/>only<text:tab/>processes packets<text:tab/>addressed<text:tab/>directly<text:tab/>to<text:tab/>its<text:tab/>IP<text:tab/>address.<text:tab/>However,<text:tab/>when<text:tab/>you<text:tab/>put<text:tab/>it<text:tab/>in promiscuous<text:tab/>mode,<text:tab/>it<text:tab/>processes<text:tab/>all<text:tab/>packets<text:tab/>regardless<text:tab/>of<text:tab/>the<text:tab/>IP<text:tab/>address.<text:tab/>This allows<text:tab/>the<text:tab/>protocol<text:tab/>analyzer<text:tab/>to<text:tab/>capture<text:tab/>all<text:tab/>packets<text:tab/>that<text:tab/>reach<text:tab/>the<text:tab/>NIC. The<text:tab/>ifconfig<text:tab/>command<text:tab/>was<text:tab/>deprecated<text:tab/>in<text:tab/>2009<text:tab/>in<text:tab/>Debian<text:tab/>distributions<text:tab/>of Linux.<text:tab/>Deprecated<text:tab/>means<text:tab/>that<text:tab/>its<text:tab/>use<text:tab/>is<text:tab/>discouraged<text:tab/>but<text:tab/>tolerated.<text:tab/>The ifconfig<text:tab/>command<text:tab/>is<text:tab/>part<text:tab/>of<text:tab/>the<text:tab/>net-tools<text:tab/>package<text:tab/>and<text:tab/>Linux<text:soft-page-break/><text:tab/>Debian developers<text:tab/>are<text:tab/>no<text:tab/>longer<text:tab/>maintaining<text:tab/>that<text:tab/>package.<text:tab/>However,<text:tab/>you’ll<text:tab/>still<text:tab/>see ifconfig<text:tab/>and<text:tab/>other<text:tab/>tools<text:tab/>in<text:tab/>the<text:tab/>net-tools<text:tab/>package<text:tab/>on<text:tab/>most<text:tab/>Linux<text:tab/>systems, including<text:tab/>Kali<text:tab/>Linux. Instead<text:tab/>of<text:tab/>using<text:tab/>ifconfig,<text:tab/>Linux<text:tab/>developers<text:tab/>recommend<text:tab/>you<text:tab/>use<text:tab/>ip instead.<text:tab/>Although<text:tab/>the<text:tab/>ip<text:tab/>command<text:tab/>can<text:tab/>display<text:tab/>information<text:tab/>and<text:tab/>configure network<text:tab/>interfaces,<text:tab/>it<text:tab/>doesn’t<text:tab/>use<text:tab/>the<text:tab/>same<text:tab/>commands<text:tab/>or<text:tab/>have<text:tab/>the<text:tab/>same abilities.<text:tab/>For<text:tab/>example,<text:tab/>it<text:tab/>doesn’t<text:tab/>have<text:tab/>a<text:tab/>command<text:tab/>you<text:tab/>can<text:tab/>use<text:tab/>to<text:tab/>enable promiscuous<text:tab/>mode<text:tab/>on<text:tab/>a<text:tab/>NIC.<text:tab/>Here<text:tab/>are<text:tab/>a<text:tab/>few<text:tab/>commands<text:tab/>that<text:tab/>you<text:tab/>can<text:tab/>use with<text:tab/>ip: • ip<text:tab/>link<text:tab/>show.<text:tab/>Shows<text:tab/>the<text:tab/>interfaces<text:tab/>along<text:tab/>with<text:tab/>some<text:tab/>details<text:tab/>on<text:tab/>them • ip<text:tab/>link<text:tab/>set<text:tab/>eth0<text:tab/>up.<text:tab/>Enables<text:tab/>a<text:tab/>network<text:tab/>interface • ip<text:tab/>-s<text:tab/>link.<text:tab/>Shows<text:tab/>statistics<text:tab/>on<text:tab/>the<text:tab/>network<text:tab/>interfaces Remember<text:tab/>this Windows<text:tab/>systems<text:tab/>use<text:tab/>ipconfig<text:tab/>to<text:tab/>view<text:tab/>network<text:tab/>interfaces</text:p>
      <text:p text:style-name="P24"/>
      <text:p text:style-name="P24"><text:tab/>ipconfig<text:tab/>/displaydns.<text:tab/>Each<text:tab/>time<text:tab/>a<text:tab/>system<text:tab/>queries<text:tab/>DNS<text:tab/>to<text:tab/>resolve a<text:tab/>host<text:tab/>name<text:tab/>to<text:tab/>an<text:tab/>IP<text:tab/>address,<text:tab/>it<text:tab/>stores<text:tab/>the<text:tab/>result<text:tab/>in<text:tab/>the<text:tab/>DNS<text:tab/>cache<text:tab/>and this<text:tab/>command<text:tab/>shows<text:tab/>the<text:tab/>contents<text:tab/>of<text:tab/>the<text:tab/>DNS<text:tab/>cache.<text:tab/>It<text:tab/>also<text:tab/>shows<text:tab/>any host<text:tab/>name<text:tab/>to<text:tab/>IP<text:tab/>address<text:tab/>mappings<text:tab/>included<text:tab/>in<text:tab/>the<text:tab/>hosts<text:tab/>fil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NETSTAT short for Network Statistics allows you to view statistics for the TCP/IP protocols on a system, and give you the ability to view active TCP/IP connections. </text:p>
      <text:p text:style-name="P27">netstat <text:s text:c="4"/>/////// Dispalys a listing of all open TCP connections</text:p>
      <text:p text:style-name="P27"><text:soft-page-break/>netsat -a <text:s text:c="2"/>/////// Displays a listing of all TCP and UDP ports that a system is listening on, and any open connections. This includes the IP address followed by a colon and the port number. </text:p>
      <text:p text:style-name="P26">netstat -r <text:s/>/////// Displays the network routing table</text:p>
      <text:p text:style-name="P27">netstat -e <text:s/>////// <text:s/>Displays details on network statistics, including how many bytes the system sent and receieved.</text:p>
      <text:p text:style-name="P27">netstat -s <text:s/>////// <text:s/>Dsiplays statistics of packets or received for specific protocols such as IP, ICMP, TCP, UDP</text:p>
      <text:p text:style-name="P27">netstat -n ////// <text:s text:c="2"/>Displays addresses and port number in numerican order. Can be useful if you’re looking for information related to a specific IP address or specific port.</text:p>
      <text:p text:style-name="P27">netstat -p /////// <text:s/>Displays statistics on a specific protocol souch as TCP, or UDP. net stat -p tcp to show only TCP statistics. <text:s/></text:p>
      <text:p text:style-name="P27"/>
      <text:p text:style-name="P28">You can combine many of the netstat switches to show different types of information. To show a listing of the ports that the system is listening on -a listed in numerical order -n, for only the TCP protocol <text:span text:style-name="T16">p tcp, you would use netstat -anp tcp</text:span></text:p>
      <text:p text:style-name="P28"><text:span text:style-name="T16"/></text:p>
      <text:p text:style-name="P28"><text:span text:style-name="T16">netstat CONNECTIONS</text:span></text:p>
      <text:p text:style-name="P28"><text:span text:style-name="T16">ESTABLISHED this is the normal state for the data transfer phase of a connection. It indicates an active and open connection.</text:span></text:p>
      <text:p text:style-name="P28"><text:span text:style-name="T16">LISTEN this indicates the system is waiting for a connection request. The well=known port a system is listening on the indicated protocol.</text:span></text:p>
      <text:p text:style-name="P28"><text:span text:style-name="T16">CLOSE_WAIT this indicates the system is waiting for a connection termination request.</text:span></text:p>
      <text:p text:style-name="P28"><text:span text:style-name="T16">TIME_WAIT this indicates the system is waiting for enough time to pass to be sure the remote system received a TCP based acknowledgment of the connection</text:span></text:p>
      <text:p text:style-name="P29"><text:span text:style-name="T16">SYN_SENT this indicates the system sent a TCP SYN (synchronize packet as the first part of the SYN, SYN-ACK, ACK handshake processes.</text:span></text:p>
      <text:p text:style-name="P29"><text:span text:style-name="T16">SYN_RECEIVED this indicates the system sent a TCP SYN-ACK packet after receiving a SYN packet as the first part of the SYN, SYN-ACK, ACK handshake process and is waiting for the ACK response to establish connection. An excess number of SYN_RECEIVED states indicates a SYN attack where an attacker is flooding the system with SYN packets but never finalizes the connection with ACK packets. </text:span></text:p>
      <text:p text:style-name="P29"><text:span text:style-name="T16"/></text:p>
      <text:p text:style-name="P29"><text:span text:style-name="T16"/></text:p>
      <text:p text:style-name="P29"><text:span text:style-name="T16"/></text:p>
      <text:p text:style-name="P30"><text:span text:style-name="T16">Tracert******************Traceroute</text:span></text:p>
      <text:p text:style-name="P30"><text:span text:style-name="T16">Windows uses tracert, Linux uses traceroute</text:span></text:p>
      <text:p text:style-name="P30"><text:soft-page-break/><text:span text:style-name="T16">Lists the routers between two systems. Each router is referred to as a hop. Tracery identifies the IP address and sometimes the host name of each hop, along with the round-trip-times (RTTs) for each hop.</text:span></text:p>
      <text:p text:style-name="P30"><text:span text:style-name="T16">Typically used to </text:span><text:span text:style-name="T17">identify a faulty router. For example, your ping of a distant server fails. Maybe the server is down, or maybe your traffic stopped before it reached the server. Use tracert to find out, it will tell you where the packet loss starts/traffic stops. Usually if you see an increased RRT that is where the traffic is being routed around a faulty router. </text:span></text:p>
      <text:p text:style-name="P31"><text:span text:style-name="T17">F</text:span><text:span text:style-name="T16">rom a security view, tracert can be used to find unauthorized routers along the path. For example if your organization accesses the internet through router 1, but someone puts another router right after it in the path to capture all incoming and outgoing data, you have a problem. Tracert would show you the unauthorized rout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Neue" svg:font-family="'Helvetica Neue', Helvetica, '\\30D2ラギノ角ゴPro W3', 'Hiragino Kaku Gothic Pro', \\30E1イリオ, Meiryo, 'ＭＳ  Ｐゴシック', arial, sans-serif"/>
    <style:font-face style:name="Arial1" svg:font-family="Arial" style:font-family-generic="swiss"/>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1701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4T07:02:10.537000000</meta:creation-date>
    <dc:date>2020-02-28T08:01:18.912000000</dc:date>
    <meta:editing-duration>PT7H47M8S</meta:editing-duration>
    <meta:editing-cycles>4</meta:editing-cycles>
    <meta:generator>LibreOffice/6.3.2.2$Windows_X86_64 LibreOffice_project/98b30e735bda24bc04ab42594c85f7fd8be07b9c</meta:generator>
    <meta:print-date>2020-02-27T16:42:28.485000000</meta:print-date>
    <meta:document-statistic meta:table-count="0" meta:image-count="0" meta:object-count="0" meta:page-count="8" meta:paragraph-count="61" meta:word-count="2187" meta:character-count="13816" meta:non-whitespace-character-count="11602"/>
  </office:meta>
</office:document-meta>
</file>